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Fira Sans1" svg:font-family="'Fira Sans'" style:font-family-generic="swiss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#eeeeee" style:shadow="none">
        <style:background-image/>
      </style:table-properties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5.583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2.725cm"/>
    </style:style>
    <style:style style:name="Table1.1" style:family="table-row">
      <style:table-row-properties style:min-row-height="1.296cm"/>
    </style:style>
    <style:style style:name="Table1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1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1.D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SIGN" style:family="table">
      <style:table-properties style:width="17cm" table:align="margins" style:shadow="none"/>
    </style:style>
    <style:style style:name="SIGN.A" style:family="table-column">
      <style:table-column-properties style:column-width="5.667cm" style:rel-column-width="21845*"/>
    </style:style>
    <style:style style:name="SIGN.A1" style:family="table-cell">
      <style:table-cell-properties fo:padding="0.097cm" fo:border-left="none" fo:border-right="none" fo:border-top="none" fo:border-bottom="0.05pt solid #000000"/>
    </style:style>
    <style:style style:name="SIGN.B1" style:family="table-cell">
      <style:table-cell-properties fo:padding="0.097cm" fo:border="none"/>
    </style:style>
    <style:style style:name="Table2" style:family="table">
      <style:table-properties style:width="17cm" table:align="margins" style:shadow="none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none" fo:border-top="none" fo:border-bottom="0.05pt solid #000000"/>
    </style:style>
    <style:style style:name="Table3" style:family="table">
      <style:table-properties style:width="17cm" table:align="margins" style:shadow="none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cm" table:align="margins" style:shadow="none"/>
    </style:style>
    <style:style style:name="Table4.A" style:family="table-column">
      <style:table-column-properties style:column-width="4.5cm" style:rel-column-width="2551*"/>
    </style:style>
    <style:style style:name="Table4.B" style:family="table-column">
      <style:table-column-properties style:column-width="8.001cm" style:rel-column-width="4536*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text-properties officeooo:paragraph-rsid="0029729e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9729e" officeooo:paragraph-rsid="0029729e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bold" officeooo:rsid="0031013f" officeooo:paragraph-rsid="0031013f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d142a" officeooo:paragraph-rsid="002d142a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33775a" officeooo:paragraph-rsid="0033775a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350c02" officeooo:paragraph-rsid="00350c02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3c22a3" officeooo:paragraph-rsid="003c22a3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2a412" officeooo:paragraph-rsid="0042a412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3b5ece" officeooo:paragraph-rsid="003b5ece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P16" style:family="paragraph" style:parent-style-name="Table_20_Contents">
      <style:text-properties officeooo:paragraph-rsid="0029729e"/>
    </style:style>
    <style:style style:name="P17" style:family="paragraph" style:parent-style-name="Table_20_Contents">
      <style:text-properties officeooo:rsid="0029729e" officeooo:paragraph-rsid="0029729e"/>
    </style:style>
    <style:style style:name="P18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d142a" style:font-weight-asian="normal" style:font-weight-complex="normal"/>
    </style:style>
    <style:style style:name="T3" style:family="text">
      <style:text-properties fo:font-weight="normal" officeooo:rsid="002d74be" style:font-weight-asian="normal" style:font-weight-complex="normal"/>
    </style:style>
    <style:style style:name="T4" style:family="text">
      <style:text-properties fo:font-weight="normal" officeooo:rsid="00327933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06d37" style:font-weight-asian="bold" style:font-weight-complex="bold"/>
    </style:style>
    <style:style style:name="T7" style:family="text">
      <style:text-properties officeooo:rsid="00321826"/>
    </style:style>
    <style:style style:name="T8" style:family="text">
      <style:text-properties officeooo:rsid="00351b48"/>
    </style:style>
    <style:style style:name="T9" style:family="text">
      <style:text-properties officeooo:rsid="0036951d"/>
    </style:style>
    <style:style style:name="T10" style:family="text">
      <style:text-properties officeooo:rsid="003e08c4"/>
    </style:style>
    <style:style style:name="T11" style:family="text">
      <style:text-properties officeooo:rsid="00406d37"/>
    </style:style>
    <style:style style:name="T12" style:family="text">
      <style:text-properties officeooo:rsid="004490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TAG</text:p>
          </table:table-cell>
          <table:table-cell table:style-name="Table1.A1" office:value-type="string">
            <text:p text:style-name="P5">INHALT</text:p>
          </table:table-cell>
          <table:table-cell table:style-name="Table1.A1" office:value-type="string">
            <text:p text:style-name="P5">ARBEITSZEIT</text:p>
          </table:table-cell>
          <table:table-cell table:style-name="Table1.D1" office:value-type="string">
            <text:p text:style-name="P5">ORT</text:p>
          </table:table-cell>
        </table:table-row>
        <table:table-row>
          <table:table-cell table:style-name="Table1.A2" office:value-type="string">
            <text:p text:style-name="P5">2016/01/11 – MONTAG</text:p>
          </table:table-cell>
          <table:table-cell table:style-name="Table1.A2" office:value-type="string">
            <text:p text:style-name="P7"><text:span text:style-name="T5">AS:</text:span> Klassenarbeit geschrieben, dann angefangen Aufgabenabschnitt 3 zu bearbeiten.</text:p>
            <text:p text:style-name="P7"><text:span text:style-name="T5">BP:</text:span> <text:span text:style-name="T9">Einführung EZB.</text:span></text:p>
            <text:p text:style-name="P7"><text:span text:style-name="T5">UF:</text:span> <text:span text:style-name="T7">Für UF A gelernt.</text:span></text:p>
            <text:p text:style-name="P6">CNA:<text:span text:style-name="T1"> <text:s/></text:span><text:span text:style-name="T4">I</text:span><text:span text:style-name="T2">n Gruppen </text:span><text:span text:style-name="T3">Vorträge über verschiedene Themen bezüglich Daten, Switches, Router und </text:span><text:span text:style-name="T4">Ähnlichem</text:span><text:span text:style-name="T3"> gehalten.</text:span></text:p>
          </table:table-cell>
          <table:table-cell table:style-name="Table1.A2" office:value-type="string">
            <text:p text:style-name="P11">7 h <text:span text:style-name="T12">48 min</text:span></text:p>
          </table:table-cell>
          <table:table-cell table:style-name="Table1.D2" office:value-type="string">
            <text:p text:style-name="P12">OSZIMT</text:p>
          </table:table-cell>
        </table:table-row>
        <table:table-row>
          <table:table-cell table:style-name="Table1.A2" office:value-type="string">
            <text:p text:style-name="P5">2016/01/12 – DIENSTAG</text:p>
          </table:table-cell>
          <table:table-cell table:style-name="Table1.A2" office:value-type="string">
            <text:p text:style-name="P7"><text:span text:style-name="T5">EN:</text:span> Ausgefallen.</text:p>
            <text:p text:style-name="P7"><text:span text:style-name="T5">CNA:</text:span> <text:span text:style-name="T7">Mit wahlweise einem Switch oder Router über ein Terminal verbunden und das Gerät mit Befehlen abgefragt und analysiert.</text:span></text:p>
          </table:table-cell>
          <table:table-cell table:style-name="Table1.A2" office:value-type="string">
            <text:p text:style-name="P11">7 h <text:span text:style-name="T12">48 min</text:span></text:p>
          </table:table-cell>
          <table:table-cell table:style-name="Table1.D2" office:value-type="string">
            <text:p text:style-name="P12">OSZIMT</text:p>
          </table:table-cell>
        </table:table-row>
        <table:table-row>
          <table:table-cell table:style-name="Table1.A2" office:value-type="string">
            <text:p text:style-name="P5">2016/01/13 – MITTWOCH</text:p>
          </table:table-cell>
          <table:table-cell table:style-name="Table1.A2" office:value-type="string">
            <text:p text:style-name="P8"><text:span text:style-name="T5">WSK:</text:span> Sozialer Arbeitsschutz (Behinderten-, Schwangeren-, Elternrecht)</text:p>
            <text:p text:style-name="P8"><text:span text:style-name="T5">Linux:</text:span> Auf LPIC-101 vorbereitet.</text:p>
            <text:p text:style-name="P9"><text:span text:style-name="T5">BP:</text:span> Vorträge über EZB gehalten.</text:p>
            <text:p text:style-name="P9"><text:span text:style-name="T5">ITS:</text:span> <text:span text:style-name="T8">Cisco Kurs – IoE</text:span></text:p>
          </table:table-cell>
          <table:table-cell table:style-name="Table1.A2" office:value-type="string">
            <text:p text:style-name="P11">7 h <text:span text:style-name="T12">48 min</text:span></text:p>
          </table:table-cell>
          <table:table-cell table:style-name="Table1.D2" office:value-type="string">
            <text:p text:style-name="P12">OSZIMT</text:p>
          </table:table-cell>
        </table:table-row>
        <table:table-row>
          <table:table-cell table:style-name="Table1.A2" office:value-type="string">
            <text:p text:style-name="P5">2016/01/14 – DONNERSTAG</text:p>
          </table:table-cell>
          <table:table-cell table:style-name="Table1.A2" office:value-type="string">
            <text:p text:style-name="P10"><text:span text:style-name="T5">ITS:</text:span> Vortragsthemen zur Vorbereitung auf CompTIA A+ erhalten.</text:p>
            <text:p text:style-name="P10"><text:span text:style-name="T5">BP:</text:span> Ein weiterer Vortrag zum EZB angehört und Test über EZB geschrieben.</text:p>
          </table:table-cell>
          <table:table-cell table:style-name="Table1.A2" office:value-type="string">
            <text:p text:style-name="P11">7 h <text:span text:style-name="T12">48 min</text:span></text:p>
          </table:table-cell>
          <table:table-cell table:style-name="Table1.D2" office:value-type="string">
            <text:p text:style-name="P12">OSZIMT</text:p>
          </table:table-cell>
        </table:table-row>
        <table:table-row>
          <table:table-cell table:style-name="Table1.A2" office:value-type="string">
            <text:p text:style-name="P5">2016/01/15 – FREITAG</text:p>
          </table:table-cell>
          <table:table-cell table:style-name="Table1.A2" office:value-type="string">
            <text:p text:style-name="P10"><text:span text:style-name="T5">WSK:</text:span> <text:span text:style-name="T10">Filmanalyse</text:span></text:p>
            <text:p text:style-name="P10"><text:span text:style-name="T5">AS: </text:span><text:span text:style-name="T11">Verschieden Variablenarten erklärt und eine Datenbank geplant und erstellt.</text:span></text:p>
          </table:table-cell>
          <table:table-cell table:style-name="Table1.A2" office:value-type="string">
            <text:p text:style-name="P11">7 h <text:span text:style-name="T12">48 min</text:span></text:p>
          </table:table-cell>
          <table:table-cell table:style-name="Table1.D2" office:value-type="string">
            <text:p text:style-name="P12">OSZIMT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able:table table:name="SIGN" table:style-name="SIGN">
        <table:table-column table:style-name="SIGN.A" table:number-columns-repeated="3"/>
        <table:table-row>
          <table:table-cell table:style-name="SIGN.A1" office:value-type="string">
            <text:p text:style-name="Table_20_Contents"/>
          </table:table-cell>
          <table:table-cell table:style-name="SIGN.B1" office:value-type="string">
            <text:p text:style-name="Table_20_Contents"/>
          </table:table-cell>
          <table:table-cell table:style-name="SIGN.A1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Unterschrift Ausbilder</text:p>
          </table:table-cell>
          <table:table-cell table:style-name="Table3.A1" office:value-type="string">
            <text:p text:style-name="P14">Unterschrift Auszubildender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6"/>
          </table:table-cell>
          <table:table-cell table:style-name="Table2.B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5">Unterschrift Klassenlehrer/Außerbetriebliche Fortbildung</text:p>
          </table:table-cell>
          <table:table-cell table:style-name="Table4.A1" office:value-type="string">
            <text:p text:style-name="P1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Fira Sans1" svg:font-family="'Fira Sans'" style:font-family-generic="swiss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ZEEB, CHARLOTTE</text:p>
            </table:table-cell>
            <table:table-cell table:style-name="contactinfo.A1" table:number-rows-spanned="2" office:value-type="string">
              <text:p text:style-name="MP2">HELMHOLTZ-ZENTRUM BERLIN</text:p>
            </table:table-cell>
            <table:table-cell table:style-name="contactinfo.C1" office:value-type="string">
              <text:p text:style-name="MP3">1. SEMESTER</text:p>
            </table:table-cell>
          </table:table-row>
          <table:table-row>
            <table:table-cell table:style-name="contactinfo.A2" office:value-type="string">
              <text:p text:style-name="MP1">2016/01/11 – 2016/01/15</text:p>
            </table:table-cell>
            <table:covered-table-cell/>
            <table:table-cell table:style-name="contactinfo.C2" office:value-type="string">
              <text:p text:style-name="MP3">KW 3 2016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7:09:17.545175605</meta:creation-date>
    <meta:editing-duration>PT1H57M47S</meta:editing-duration>
    <meta:editing-cycles>30</meta:editing-cycles>
    <meta:generator>LibreOffice/5.0.4.2$Linux_X86_64 LibreOffice_project/00m0$Build-2</meta:generator>
    <dc:title>Header Schule</dc:title>
    <dc:date>2016-01-18T10:56:36.129075282</dc:date>
    <meta:print-date>2016-01-18T10:57:11.969061196</meta:print-date>
    <meta:document-statistic meta:table-count="6" meta:image-count="0" meta:object-count="0" meta:page-count="1" meta:paragraph-count="41" meta:word-count="160" meta:character-count="1144" meta:non-whitespace-character-count="1017"/>
    <meta:template xlink:type="simple" xlink:actuate="onRequest" xlink:title="Header Schule" xlink:href="../../../../../.config/libreoffice/4/user/template/Header%20Schule.ott" meta:date="2015-10-18T17:09:17.317328296"/>
  </office:meta>
</office:document-meta>
</file>